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1.153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27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6.92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/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0-18">
            <text:p>18.10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7" table:number-rows-repeated="6531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5">25.10.2010</text:date>, <text:time>15:5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c055370</meta:initial-creator>
    <meta:creation-date>2008-04-25T12:53:56</meta:creation-date>
    <dc:date>2010-10-25T15:53:39.73</dc:date>
    <meta:print-date>2008-04-28T18:15:30</meta:print-date>
    <dc:language>de-DE</dc:language>
    <meta:editing-cycles>181</meta:editing-cycles>
    <meta:editing-duration>PT29H37M34S</meta:editing-duration>
    <dc:creator>Markus Wienhöfer</dc:creator>
    <meta:document-statistic meta:table-count="1" meta:cell-count="647" meta:object-count="1"/>
    <meta:user-defined meta:name="Info 1"/>
    <meta:user-defined meta:name="Info 2"/>
    <meta:user-defined meta:name="Info 3"/>
    <meta:user-defined meta:name="Info 4"/>
  </office:meta>
</office:document-meta>
</file>